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fo:font-style="italic" style:font-style-asian="italic" style:font-style-complex="italic"/>
    </style:style>
    <style:style style:name="P2" style:family="paragraph" style:parent-style-name="Text_20_body">
      <style:text-properties fo:font-size="10pt" fo:language="en" fo:country="US" fo:font-style="italic" style:font-size-asian="8.75pt" style:font-style-asian="italic" style:font-size-complex="10pt" style:font-style-complex="italic"/>
    </style:style>
    <style:style style:name="P3" style:family="paragraph" style:parent-style-name="Text_20_body" style:list-style-name="L1">
      <style:text-properties fo:font-size="10pt" fo:language="en" fo:country="US" fo:font-style="italic" style:font-size-asian="8.75pt" style:font-style-asian="italic" style:font-size-complex="10pt" style:font-style-complex="italic"/>
    </style:style>
    <style:style style:name="P4" style:family="paragraph" style:parent-style-name="Heading_20_1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3. Intra-process communication</text:h>
      <text:p text:style-name="P1">Sub-topics:</text:p>
      <text:list xml:id="list54188396" text:style-name="L1">
        <text:list-item>
          <text:p text:style-name="P3">The challenges performing intra-process communication</text:p>
        </text:list-item>
        <text:list-item>
          <text:p text:style-name="P3">Message queue</text:p>
          <text:list>
            <text:list-item>
              <text:p text:style-name="P3">The premises for designing it</text:p>
            </text:list-item>
            <text:list-item>
              <text:p text:style-name="P3">Various design solution – Which one chosen and why</text:p>
            </text:list-item>
            <text:list-item>
              <text:p text:style-name="P3">Its design implementation</text:p>
            </text:list-item>
          </text:list>
        </text:list-item>
        <text:list-item>
          <text:p text:style-name="P3">Impact on design/implementation between before and after the Message Queue</text:p>
        </text:list-item>
      </text:list>
      <text:p text:style-name="Horizontal_20_Line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arke Vad Andersen</meta:initial-creator>
    <meta:creation-date>2012-06-11T15:56:16</meta:creation-date>
    <dc:date>2012-06-11T15:58:49</dc:date>
    <dc:creator>Bjarke Vad Andersen</dc:creator>
    <meta:editing-duration>PT8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8" meta:word-count="44" meta:character-count="291" meta:non-whitespace-character-count="261"/>
  </office:meta>
</office:document-meta>
</file>